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4.61pt"/>
    </style:style>
    <style:style style:name="co2" style:family="table-column">
      <style:table-column-properties fo:break-before="auto" style:column-width="164.3pt"/>
    </style:style>
    <style:style style:name="co3" style:family="table-column">
      <style:table-column-properties fo:break-before="auto" style:column-width="163.5pt"/>
    </style:style>
    <style:style style:name="co4" style:family="table-column">
      <style:table-column-properties fo:break-before="auto" style:column-width="162.74pt"/>
    </style:style>
    <style:style style:name="co5" style:family="table-column">
      <style:table-column-properties fo:break-before="auto" style:column-width="125.4pt"/>
    </style:style>
    <style:style style:name="co6" style:family="table-column">
      <style:table-column-properties fo:break-before="auto" style:column-width="130.96pt"/>
    </style:style>
    <style:style style:name="co7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week</text:p>
          </table:table-cell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Kg of food waste</text:p>
          </table:table-cell>
          <table:table-cell table:style-name="ce1" office:value-type="string" calcext:value-type="string">
            <text:p>kg of plastic waste</text:p>
          </table:table-cell>
          <table:table-cell table:number-columns-repeated="1018"/>
        </table:table-row>
        <table:table-row table:style-name="ro1">
          <table:table-cell table:style-name="ce1" office:value-type="float" office:value="2019" calcext:value-type="float">
            <text:p>201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3" office:value-type="date" office:date-value="2019-02-01" calcext:value-type="date">
            <text:p>02/01/2019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table:style-name="ce1"/>
          <table:table-cell table:number-columns-repeated="2"/>
          <table:table-cell table:style-name="ce3" office:value-type="date" office:date-value="2019-03-01" calcext:value-type="date">
            <text:p>03/01/201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1.1kg</text:p>
          </table:table-cell>
          <table:table-cell table:number-columns-repeated="1018"/>
        </table:table-row>
        <table:table-row table:style-name="ro1">
          <table:table-cell table:style-name="ce1"/>
          <table:table-cell table:number-columns-repeated="2"/>
          <table:table-cell table:style-name="ce3" office:value-type="date" office:date-value="2019-04-01" calcext:value-type="date">
            <text:p>04/01/201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table:style-name="ce1"/>
          <table:table-cell table:number-columns-repeated="2"/>
          <table:table-cell table:style-name="ce3" office:value-type="date" office:date-value="2019-05-01" calcext:value-type="date">
            <text:p>05/01/201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date" office:date-value="2019-07-01" calcext:value-type="date">
            <text:p>07/01/20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week total</text:p>
          </table:table-cell>
          <table:table-cell table:style-name="ce3"/>
          <table:table-cell table:style-name="ce2" table:formula="of:=SUM([.E1:.E6])" office:value-type="float" office:value="102" calcext:value-type="float">
            <text:p>102</text:p>
          </table:table-cell>
          <table:table-cell table:formula="of:=SUM([.F2:.F6])"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3" office:value-type="date" office:date-value="2019-10-01" calcext:value-type="date">
            <text:p>10/01/201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date" office:date-value="2019-11-01" calcext:value-type="date">
            <text:p>11/01/201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date" office:date-value="2019-12-01" calcext:value-type="date">
            <text:p>12/01/201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2.1k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14/01/2019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4kg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week total</text:p>
          </table:table-cell>
          <table:table-cell table:style-name="ce2"/>
          <table:table-cell table:style-name="ce2" table:formula="of:=SUM([.E8:.E11])" office:value-type="float" office:value="71" calcext:value-type="float">
            <text:p>71</text:p>
          </table:table-cell>
          <table:table-cell table:formula="of:=SUM([.F8:.F11])" office:value-type="float" office:value="5.3" calcext:value-type="float">
            <text:p>5.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17/01/2019</text:p>
          </table:table-cell>
          <table:table-cell table:style-name="ce2" office:value-type="float" office:value="23" calcext:value-type="float">
            <text:p>23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20/01/2019</text:p>
          </table:table-cell>
          <table:table-cell table:style-name="ce2" office:value-type="float" office:value="24" calcext:value-type="float">
            <text:p>24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25/01/2019</text:p>
          </table:table-cell>
          <table:table-cell table:style-name="ce2" office:value-type="float" office:value="34" calcext:value-type="float">
            <text:p>34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27/01/2019</text:p>
          </table:table-cell>
          <table:table-cell table:style-name="ce2" office:value-type="float" office:value="10" calcext:value-type="float">
            <text:p>10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30/01/2019</text:p>
          </table:table-cell>
          <table:table-cell table:style-name="ce2" office:value-type="float" office:value="13" calcext:value-type="float">
            <text:p>13</text:p>
          </table:table-cell>
          <table:table-cell table:style-name="ce1" office:value-type="float" office:value="0.35" calcext:value-type="float">
            <text:p>0.3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week total</text:p>
          </table:table-cell>
          <table:table-cell table:style-name="ce3"/>
          <table:table-cell table:style-name="ce2" table:formula="of:=SUM([.E13:.E17])" office:value-type="float" office:value="104" calcext:value-type="float">
            <text:p>104</text:p>
          </table:table-cell>
          <table:table-cell table:formula="of:=SUM([.F13:.F17])" office:value-type="float" office:value="2.15" calcext:value-type="float">
            <text:p>2.1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2019-01-02" calcext:value-type="date">
            <text:p>01/02/2019</text:p>
          </table:table-cell>
          <table:table-cell table:style-name="ce2" office:value-type="float" office:value="21" calcext:value-type="float">
            <text:p>21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date" office:date-value="2019-03-02" calcext:value-type="date">
            <text:p>03/02/2019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float" office:value="0.56" calcext:value-type="float">
            <text:p>0.56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date" office:date-value="2019-04-02" calcext:value-type="date">
            <text:p>04/02/2019</text:p>
          </table:table-cell>
          <table:table-cell table:style-name="ce2" office:value-type="float" office:value="8" calcext:value-type="float">
            <text:p>8</text:p>
          </table:table-cell>
          <table:table-cell table:style-name="ce1" office:value-type="float" office:value="0.267" calcext:value-type="float">
            <text:p>0.267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date" office:date-value="2019-07-02" calcext:value-type="date">
            <text:p>07/02/2019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float" office:value="0.342" calcext:value-type="float">
            <text:p>0.34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week total</text:p>
          </table:table-cell>
          <table:table-cell table:style-name="ce3"/>
          <table:table-cell table:style-name="ce2" table:formula="of:=SUM([.E19:.E22])" office:value-type="float" office:value="53" calcext:value-type="float">
            <text:p>53</text:p>
          </table:table-cell>
          <table:table-cell table:formula="of:=SUM([.F19:.F22])" office:value-type="float" office:value="1.319" calcext:value-type="float">
            <text:p>1.31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2019-09-02" calcext:value-type="date">
            <text:p>09/02/2019</text:p>
          </table:table-cell>
          <table:table-cell table:style-name="ce2" office:value-type="float" office:value="22" calcext:value-type="float">
            <text:p>22</text:p>
          </table:table-cell>
          <table:table-cell table:style-name="ce1" office:value-type="float" office:value="0.224" calcext:value-type="float">
            <text:p>0.22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date" office:date-value="2019-10-02" calcext:value-type="date">
            <text:p>10/02/201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1k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date" office:date-value="2019-12-02" calcext:value-type="date">
            <text:p>12/02/201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.26" calcext:value-type="float">
            <text:p>0.26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13/02/201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0.65" calcext:value-type="float">
            <text:p>0.6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week total</text:p>
          </table:table-cell>
          <table:table-cell table:style-name="ce2"/>
          <table:table-cell table:style-name="ce2" table:formula="of:=SUM([.E24:.E27])" office:value-type="float" office:value="68" calcext:value-type="float">
            <text:p>68</text:p>
          </table:table-cell>
          <table:table-cell table:formula="of:=SUM([.F24:.F27])" office:value-type="float" office:value="1.134" calcext:value-type="float">
            <text:p>1.13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15/02/201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.52" calcext:value-type="float">
            <text:p>0.52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16/02/201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1.4k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19/02/201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2.5k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20/02/20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46" calcext:value-type="float">
            <text:p>0.46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23/02/201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65" calcext:value-type="float">
            <text:p>0.6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week total</text:p>
          </table:table-cell>
          <table:table-cell table:style-name="ce2"/>
          <table:table-cell table:style-name="ce2" table:formula="of:=SUM([.E29:.E33])" office:value-type="float" office:value="66" calcext:value-type="float">
            <text:p>66</text:p>
          </table:table-cell>
          <table:table-cell table:formula="of:=SUM([.F29:.F33])" office:value-type="float" office:value="1.63" calcext:value-type="float">
            <text:p>1.6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27/02/201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30/02/2019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week total</text:p>
          </table:table-cell>
          <table:table-cell table:style-name="ce3"/>
          <table:table-cell table:style-name="ce2" table:formula="of:=SUM([.E35:.E36])" office:value-type="float" office:value="49" calcext:value-type="float">
            <text:p>49</text:p>
          </table:table-cell>
          <table:table-cell table:formula="of:=SUM([.F35:.F36])"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2019-01-03" calcext:value-type="date">
            <text:p>01/03/201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date" office:date-value="2019-02-03" calcext:value-type="date">
            <text:p>02/03/201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1.3k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date" office:date-value="2019-03-03" calcext:value-type="date">
            <text:p>03/03/201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date" office:date-value="2019-04-03" calcext:value-type="date">
            <text:p>04/03/201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.27" calcext:value-type="float">
            <text:p>0.27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date" office:date-value="2019-05-03" calcext:value-type="date">
            <text:p>05/03/201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.74" calcext:value-type="float">
            <text:p>0.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date" office:date-value="2019-06-03" calcext:value-type="date">
            <text:p>06/03/201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0.43" calcext:value-type="float">
            <text:p>0.43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date" office:date-value="2019-07-03" calcext:value-type="date">
            <text:p>07/03/201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0.84" calcext:value-type="float">
            <text:p>0.8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week total</text:p>
          </table:table-cell>
          <table:table-cell table:style-name="ce3"/>
          <table:table-cell table:style-name="ce2" table:formula="of:=SUM([.E38:.E44])" office:value-type="float" office:value="122" calcext:value-type="float">
            <text:p>122</text:p>
          </table:table-cell>
          <table:table-cell table:style-name="ce2" table:formula="of:=SUM([.F38:.F44])" office:value-type="float" office:value="3.58" calcext:value-type="float">
            <text:p>3.5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" office:value-type="float" office:value="9" calcext:value-type="float">
            <text:p>9</text:p>
          </table:table-cell>
          <table:table-cell table:style-name="ce3" office:value-type="date" office:date-value="2019-08-03" calcext:value-type="date">
            <text:p>08/03/2019</text:p>
          </table:table-cell>
          <table:table-cell table:style-name="ce2" office:value-type="float" office:value="15" calcext:value-type="float">
            <text:p>15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3" office:value-type="date" office:date-value="2019-09-03" calcext:value-type="date">
            <text:p>09/03/2019</text:p>
          </table:table-cell>
          <table:table-cell table:style-name="ce2" office:value-type="float" office:value="9" calcext:value-type="float">
            <text:p>9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3" office:value-type="date" office:date-value="2019-10-03" calcext:value-type="date">
            <text:p>10/03/2019</text:p>
          </table:table-cell>
          <table:table-cell table:style-name="ce2" office:value-type="float" office:value="8" calcext:value-type="float">
            <text:p>8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3" office:value-type="date" office:date-value="2019-11-03" calcext:value-type="date">
            <text:p>11/03/2019</text:p>
          </table:table-cell>
          <table:table-cell table:style-name="ce2" office:value-type="float" office:value="16" calcext:value-type="float">
            <text:p>16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3" office:value-type="date" office:date-value="2019-12-03" calcext:value-type="date">
            <text:p>12/03/2019</text:p>
          </table:table-cell>
          <table:table-cell table:style-name="ce2" office:value-type="float" office:value="28" calcext:value-type="float">
            <text:p>28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13/03/2019</text:p>
          </table:table-cell>
          <table:table-cell table:style-name="ce2" office:value-type="float" office:value="15" calcext:value-type="float">
            <text:p>15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14/03/2019</text:p>
          </table:table-cell>
          <table:table-cell table:style-name="ce2" office:value-type="float" office:value="21" calcext:value-type="float">
            <text:p>21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week total</text:p>
          </table:table-cell>
          <table:table-cell table:style-name="ce2"/>
          <table:table-cell table:style-name="ce2" table:formula="of:=SUM([.E46:.E52])" office:value-type="float" office:value="112" calcext:value-type="float">
            <text:p>112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15/03/2019</text:p>
          </table:table-cell>
          <table:table-cell table:style-name="ce2" office:value-type="float" office:value="15" calcext:value-type="float">
            <text:p>15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16/03/2019</text:p>
          </table:table-cell>
          <table:table-cell table:style-name="ce2" office:value-type="float" office:value="31" calcext:value-type="float">
            <text:p>31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17/03/2019</text:p>
          </table:table-cell>
          <table:table-cell table:style-name="ce2" office:value-type="float" office:value="13" calcext:value-type="float">
            <text:p>13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18/03/2019</text:p>
          </table:table-cell>
          <table:table-cell table:style-name="ce2" office:value-type="float" office:value="16" calcext:value-type="float">
            <text:p>16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19/03/2019</text:p>
          </table:table-cell>
          <table:table-cell table:style-name="ce2" office:value-type="float" office:value="17" calcext:value-type="float">
            <text:p>17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20/03/2019</text:p>
          </table:table-cell>
          <table:table-cell table:style-name="ce2" office:value-type="float" office:value="17" calcext:value-type="float">
            <text:p>17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21/03/2019</text:p>
          </table:table-cell>
          <table:table-cell table:style-name="ce2" office:value-type="float" office:value="14" calcext:value-type="float">
            <text:p>14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week total</text:p>
          </table:table-cell>
          <table:table-cell table:style-name="ce2"/>
          <table:table-cell table:style-name="ce2" table:formula="of:=SUM([.E54:.E60])" office:value-type="float" office:value="123" calcext:value-type="float">
            <text:p>123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22/03/2019</text:p>
          </table:table-cell>
          <table:table-cell table:style-name="ce2" office:value-type="float" office:value="7" calcext:value-type="float">
            <text:p>7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23/03/2019</text:p>
          </table:table-cell>
          <table:table-cell table:style-name="ce2" office:value-type="float" office:value="13" calcext:value-type="float">
            <text:p>13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24/03/2019</text:p>
          </table:table-cell>
          <table:table-cell table:style-name="ce2" office:value-type="float" office:value="8" calcext:value-type="float">
            <text:p>8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25/03/2019</text:p>
          </table:table-cell>
          <table:table-cell table:style-name="ce2" office:value-type="float" office:value="15" calcext:value-type="float">
            <text:p>15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26/03/2019</text:p>
          </table:table-cell>
          <table:table-cell table:style-name="ce2" office:value-type="float" office:value="19" calcext:value-type="float">
            <text:p>19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27/03/2019</text:p>
          </table:table-cell>
          <table:table-cell table:style-name="ce2" office:value-type="float" office:value="12" calcext:value-type="float">
            <text:p>12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28/03/2019</text:p>
          </table:table-cell>
          <table:table-cell table:style-name="ce2" office:value-type="float" office:value="19" calcext:value-type="float">
            <text:p>19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week total</text:p>
          </table:table-cell>
          <table:table-cell table:style-name="ce2"/>
          <table:table-cell table:style-name="ce2" table:formula="of:=SUM([.E62:.E68])" office:value-type="float" office:value="93" calcext:value-type="float">
            <text:p>93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29/03/2019</text:p>
          </table:table-cell>
          <table:table-cell table:style-name="ce2" office:value-type="float" office:value="16" calcext:value-type="float">
            <text:p>16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30/03/2019</text:p>
          </table:table-cell>
          <table:table-cell table:style-name="ce2" office:value-type="float" office:value="16.6" calcext:value-type="float">
            <text:p>16.6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31/03/2019</text:p>
          </table:table-cell>
          <table:table-cell table:style-name="ce2" office:value-type="float" office:value="12" calcext:value-type="float">
            <text:p>12</text:p>
          </table:table-cell>
          <table:table-cell table:style-name="ce2"/>
          <table:table-cell table:number-columns-repeated="1018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3" office:value-type="date" office:date-value="2019-01-04" calcext:value-type="date">
            <text:p>01/04/2019</text:p>
          </table:table-cell>
          <table:table-cell table:style-name="ce2" office:value-type="float" office:value="18" calcext:value-type="float">
            <text:p>18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3" office:value-type="date" office:date-value="2019-02-04" calcext:value-type="date">
            <text:p>02/04/2019</text:p>
          </table:table-cell>
          <table:table-cell table:style-name="ce2" office:value-type="float" office:value="9.6" calcext:value-type="float">
            <text:p>9.6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3" office:value-type="date" office:date-value="2019-03-04" calcext:value-type="date">
            <text:p>03/04/2019</text:p>
          </table:table-cell>
          <table:table-cell table:style-name="ce2" office:value-type="float" office:value="12.5" calcext:value-type="float">
            <text:p>12.5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week total</text:p>
          </table:table-cell>
          <table:table-cell table:style-name="ce3"/>
          <table:table-cell table:style-name="ce2" table:formula="of:=SUM([.E70:.E75])" office:value-type="float" office:value="84.7" calcext:value-type="float">
            <text:p>84.7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1" office:value-type="float" office:value="13" calcext:value-type="float">
            <text:p>13</text:p>
          </table:table-cell>
          <table:table-cell table:style-name="ce3" office:value-type="date" office:date-value="2019-04-04" calcext:value-type="date">
            <text:p>04/04/2019</text:p>
          </table:table-cell>
          <table:table-cell table:style-name="ce2" office:value-type="float" office:value="22.7" calcext:value-type="float">
            <text:p>22.7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3" office:value-type="date" office:date-value="2019-05-04" calcext:value-type="date">
            <text:p>05/04/2019</text:p>
          </table:table-cell>
          <table:table-cell table:style-name="ce2" office:value-type="float" office:value="9" calcext:value-type="float">
            <text:p>9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3" office:value-type="date" office:date-value="2019-06-04" calcext:value-type="date">
            <text:p>06/04/2019</text:p>
          </table:table-cell>
          <table:table-cell table:style-name="ce2" office:value-type="float" office:value="15" calcext:value-type="float">
            <text:p>15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3" office:value-type="date" office:date-value="2019-07-04" calcext:value-type="date">
            <text:p>07/04/2019</text:p>
          </table:table-cell>
          <table:table-cell table:style-name="ce2" office:value-type="float" office:value="24" calcext:value-type="float">
            <text:p>24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3" office:value-type="date" office:date-value="2019-08-04" calcext:value-type="date">
            <text:p>08/04/2019</text:p>
          </table:table-cell>
          <table:table-cell table:style-name="ce2" office:value-type="float" office:value="22" calcext:value-type="float">
            <text:p>22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3" office:value-type="date" office:date-value="2019-09-04" calcext:value-type="date">
            <text:p>09/04/2019</text:p>
          </table:table-cell>
          <table:table-cell table:style-name="ce2" office:value-type="float" office:value="12" calcext:value-type="float">
            <text:p>12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3" office:value-type="date" office:date-value="2019-10-04" calcext:value-type="date">
            <text:p>10/04/2019</text:p>
          </table:table-cell>
          <table:table-cell table:style-name="ce2" office:value-type="float" office:value="18" calcext:value-type="float">
            <text:p>18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week total</text:p>
          </table:table-cell>
          <table:table-cell table:style-name="ce3"/>
          <table:table-cell table:style-name="ce2" table:formula="of:=SUM([.E77:.E83])" office:value-type="float" office:value="122.7" calcext:value-type="float">
            <text:p>122.7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1" office:value-type="float" office:value="14" calcext:value-type="float">
            <text:p>14</text:p>
          </table:table-cell>
          <table:table-cell table:style-name="ce3" office:value-type="date" office:date-value="2019-11-04" calcext:value-type="date">
            <text:p>11/04/2019</text:p>
          </table:table-cell>
          <table:table-cell table:style-name="ce2" office:value-type="float" office:value="22" calcext:value-type="float">
            <text:p>22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3" office:value-type="date" office:date-value="2019-12-04" calcext:value-type="date">
            <text:p>12/04/2019</text:p>
          </table:table-cell>
          <table:table-cell table:style-name="ce2" office:value-type="float" office:value="23" calcext:value-type="float">
            <text:p>23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13/04/2019</text:p>
          </table:table-cell>
          <table:table-cell table:style-name="ce2" office:value-type="float" office:value="16" calcext:value-type="float">
            <text:p>16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14/04/2019</text:p>
          </table:table-cell>
          <table:table-cell table:style-name="ce2" office:value-type="float" office:value="15" calcext:value-type="float">
            <text:p>15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15/04/2019</text:p>
          </table:table-cell>
          <table:table-cell table:style-name="ce2" office:value-type="float" office:value="24" calcext:value-type="float">
            <text:p>24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16/04/2019</text:p>
          </table:table-cell>
          <table:table-cell table:style-name="ce2" office:value-type="float" office:value="26" calcext:value-type="float">
            <text:p>26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17/04/2019</text:p>
          </table:table-cell>
          <table:table-cell table:style-name="ce2" office:value-type="float" office:value="13" calcext:value-type="float">
            <text:p>13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week total</text:p>
          </table:table-cell>
          <table:table-cell table:style-name="ce2"/>
          <table:table-cell table:style-name="ce2" table:formula="of:=SUM([.E85:.E91])" office:value-type="float" office:value="139" calcext:value-type="float">
            <text:p>139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18/04/2019</text:p>
          </table:table-cell>
          <table:table-cell table:style-name="ce2" office:value-type="float" office:value="12" calcext:value-type="float">
            <text:p>12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19/04/2019</text:p>
          </table:table-cell>
          <table:table-cell table:style-name="ce2" office:value-type="float" office:value="14.8" calcext:value-type="float">
            <text:p>14.8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20/04/2019</text:p>
          </table:table-cell>
          <table:table-cell table:style-name="ce2" office:value-type="float" office:value="13" calcext:value-type="float">
            <text:p>13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21/04/2019</text:p>
          </table:table-cell>
          <table:table-cell table:style-name="ce2" office:value-type="float" office:value="17" calcext:value-type="float">
            <text:p>17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22/04/2019</text:p>
          </table:table-cell>
          <table:table-cell table:style-name="ce2" office:value-type="float" office:value="12" calcext:value-type="float">
            <text:p>12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23/04/2019</text:p>
          </table:table-cell>
          <table:table-cell table:style-name="ce2" office:value-type="float" office:value="13" calcext:value-type="float">
            <text:p>13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24/04/2019</text:p>
          </table:table-cell>
          <table:table-cell table:style-name="ce2" office:value-type="float" office:value="23" calcext:value-type="float">
            <text:p>23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week total</text:p>
          </table:table-cell>
          <table:table-cell table:style-name="ce2"/>
          <table:table-cell table:style-name="ce2" table:formula="of:=SUM([.E93:.E99])" office:value-type="float" office:value="104.8" calcext:value-type="float">
            <text:p>104.8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25/04/2019</text:p>
          </table:table-cell>
          <table:table-cell table:style-name="ce2" office:value-type="float" office:value="16" calcext:value-type="float">
            <text:p>16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26/04/2019</text:p>
          </table:table-cell>
          <table:table-cell table:style-name="ce2" office:value-type="float" office:value="12" calcext:value-type="float">
            <text:p>12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27/04/2019</text:p>
          </table:table-cell>
          <table:table-cell table:style-name="ce2" office:value-type="float" office:value="18" calcext:value-type="float">
            <text:p>18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28/04/2019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29/04/2019</text:p>
          </table:table-cell>
          <table:table-cell table:style-name="ce2" office:value-type="float" office:value="17" calcext:value-type="float">
            <text:p>17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30/04/2019</text:p>
          </table:table-cell>
          <table:table-cell table:style-name="ce2" office:value-type="float" office:value="16" calcext:value-type="float">
            <text:p>16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31/04/2019</text:p>
          </table:table-cell>
          <table:table-cell table:style-name="ce2" office:value-type="float" office:value="21" calcext:value-type="float">
            <text:p>21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week total</text:p>
          </table:table-cell>
          <table:table-cell table:style-name="ce3"/>
          <table:table-cell table:style-name="ce2" table:formula="of:=SUM([.E101:.E107])" office:value-type="float" office:value="110" calcext:value-type="float">
            <text:p>110</text:p>
          </table:table-cell>
          <table:table-cell table:style-name="ce2"/>
          <table:table-cell table:number-columns-repeated="1018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style-name="ce3" office:value-type="date" office:date-value="2019-01-05" calcext:value-type="date">
            <text:p>01/05/2019</text:p>
          </table:table-cell>
          <table:table-cell table:style-name="ce2" office:value-type="float" office:value="15" calcext:value-type="float">
            <text:p>15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3" office:value-type="date" office:date-value="2019-02-05" calcext:value-type="date">
            <text:p>02/05/2019</text:p>
          </table:table-cell>
          <table:table-cell table:style-name="ce2" office:value-type="float" office:value="23.9" calcext:value-type="float">
            <text:p>23.9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3" office:value-type="date" office:date-value="2019-03-05" calcext:value-type="date">
            <text:p>03/05/2019</text:p>
          </table:table-cell>
          <table:table-cell table:style-name="ce2" office:value-type="float" office:value="24" calcext:value-type="float">
            <text:p>24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3" office:value-type="date" office:date-value="2019-04-05" calcext:value-type="date">
            <text:p>04/05/2019</text:p>
          </table:table-cell>
          <table:table-cell table:style-name="ce2" office:value-type="float" office:value="21" calcext:value-type="float">
            <text:p>21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3" office:value-type="date" office:date-value="2019-05-05" calcext:value-type="date">
            <text:p>05/05/2019</text:p>
          </table:table-cell>
          <table:table-cell table:style-name="ce2" office:value-type="float" office:value="13" calcext:value-type="float">
            <text:p>13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3" office:value-type="date" office:date-value="2019-06-05" calcext:value-type="date">
            <text:p>06/05/2019</text:p>
          </table:table-cell>
          <table:table-cell table:style-name="ce2" office:value-type="float" office:value="13" calcext:value-type="float">
            <text:p>13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3" office:value-type="date" office:date-value="2019-07-05" calcext:value-type="date">
            <text:p>07/05/2019</text:p>
          </table:table-cell>
          <table:table-cell table:style-name="ce2" office:value-type="float" office:value="14.7" calcext:value-type="float">
            <text:p>14.7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week total</text:p>
          </table:table-cell>
          <table:table-cell table:style-name="ce3"/>
          <table:table-cell table:style-name="ce2" table:formula="of:=SUM([.E109:.E115])" office:value-type="float" office:value="124.6" calcext:value-type="float">
            <text:p>124.6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1" office:value-type="float" office:value="18" calcext:value-type="float">
            <text:p>18</text:p>
          </table:table-cell>
          <table:table-cell table:style-name="ce3" office:value-type="date" office:date-value="2019-08-05" calcext:value-type="date">
            <text:p>08/05/2019</text:p>
          </table:table-cell>
          <table:table-cell table:style-name="ce2" office:value-type="float" office:value="23" calcext:value-type="float">
            <text:p>23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3" office:value-type="date" office:date-value="2019-09-05" calcext:value-type="date">
            <text:p>09/05/2019</text:p>
          </table:table-cell>
          <table:table-cell table:style-name="ce2" office:value-type="float" office:value="11" calcext:value-type="float">
            <text:p>11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3" office:value-type="date" office:date-value="2019-10-05" calcext:value-type="date">
            <text:p>10/05/2019</text:p>
          </table:table-cell>
          <table:table-cell table:style-name="ce2" office:value-type="float" office:value="13" calcext:value-type="float">
            <text:p>13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3" office:value-type="date" office:date-value="2019-11-05" calcext:value-type="date">
            <text:p>11/05/2019</text:p>
          </table:table-cell>
          <table:table-cell table:style-name="ce2" office:value-type="float" office:value="12" calcext:value-type="float">
            <text:p>12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3" office:value-type="date" office:date-value="2019-12-05" calcext:value-type="date">
            <text:p>12/05/2019</text:p>
          </table:table-cell>
          <table:table-cell table:style-name="ce2" office:value-type="float" office:value="23" calcext:value-type="float">
            <text:p>23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13/05/2019</text:p>
          </table:table-cell>
          <table:table-cell table:style-name="ce2" office:value-type="float" office:value="13.6" calcext:value-type="float">
            <text:p>13.6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14/05/2019</text:p>
          </table:table-cell>
          <table:table-cell table:style-name="ce2" office:value-type="float" office:value="18.7" calcext:value-type="float">
            <text:p>18.7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week total</text:p>
          </table:table-cell>
          <table:table-cell table:style-name="ce2"/>
          <table:table-cell table:style-name="ce2" table:formula="of:=SUM([.E117:.E123])" office:value-type="float" office:value="114.3" calcext:value-type="float">
            <text:p>114.3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15/05/2019</text:p>
          </table:table-cell>
          <table:table-cell table:style-name="ce2" office:value-type="float" office:value="15.7" calcext:value-type="float">
            <text:p>15.7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16/05/2019</text:p>
          </table:table-cell>
          <table:table-cell table:style-name="ce2" office:value-type="float" office:value="14" calcext:value-type="float">
            <text:p>14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17/05/2019</text:p>
          </table:table-cell>
          <table:table-cell table:style-name="ce2" office:value-type="float" office:value="27" calcext:value-type="float">
            <text:p>27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18/05/2019</text:p>
          </table:table-cell>
          <table:table-cell table:style-name="ce2" office:value-type="float" office:value="21" calcext:value-type="float">
            <text:p>21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19/05/2019</text:p>
          </table:table-cell>
          <table:table-cell table:style-name="ce2" office:value-type="float" office:value="27" calcext:value-type="float">
            <text:p>27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20/05/2019</text:p>
          </table:table-cell>
          <table:table-cell table:style-name="ce2" office:value-type="float" office:value="12" calcext:value-type="float">
            <text:p>12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21/05/2019</text:p>
          </table:table-cell>
          <table:table-cell table:style-name="ce2" office:value-type="float" office:value="25" calcext:value-type="float">
            <text:p>25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week total</text:p>
          </table:table-cell>
          <table:table-cell table:style-name="ce2"/>
          <table:table-cell table:style-name="ce2" table:formula="of:=SUM([.E125:.E131])" office:value-type="float" office:value="141.7" calcext:value-type="float">
            <text:p>141.7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22/05/2019</text:p>
          </table:table-cell>
          <table:table-cell table:style-name="ce2" office:value-type="float" office:value="19" calcext:value-type="float">
            <text:p>19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23/05/2019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24/05/2019</text:p>
          </table:table-cell>
          <table:table-cell table:style-name="ce2" office:value-type="float" office:value="7" calcext:value-type="float">
            <text:p>7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25/05/2019</text:p>
          </table:table-cell>
          <table:table-cell table:style-name="ce2" office:value-type="float" office:value="24" calcext:value-type="float">
            <text:p>24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26/05/2019</text:p>
          </table:table-cell>
          <table:table-cell table:style-name="ce2" office:value-type="float" office:value="8" calcext:value-type="float">
            <text:p>8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27/05/2019</text:p>
          </table:table-cell>
          <table:table-cell table:style-name="ce2" office:value-type="float" office:value="15" calcext:value-type="float">
            <text:p>15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28/05/2019</text:p>
          </table:table-cell>
          <table:table-cell table:style-name="ce2" office:value-type="float" office:value="17" calcext:value-type="float">
            <text:p>17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week total</text:p>
          </table:table-cell>
          <table:table-cell table:style-name="ce2"/>
          <table:table-cell table:style-name="ce2" table:formula="of:=SUM([.E133:.E139])" office:value-type="float" office:value="100" calcext:value-type="float">
            <text:p>100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1" office:value-type="float" office:value="21" calcext:value-type="float">
            <text:p>21</text:p>
          </table:table-cell>
          <table:table-cell table:style-name="ce2" office:value-type="string" calcext:value-type="string">
            <text:p>29/05/2019</text:p>
          </table:table-cell>
          <table:table-cell table:style-name="ce2" office:value-type="float" office:value="14" calcext:value-type="float">
            <text:p>14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30/05/2019</text:p>
          </table:table-cell>
          <table:table-cell table:style-name="ce2" office:value-type="float" office:value="13" calcext:value-type="float">
            <text:p>13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31/05/2019</text:p>
          </table:table-cell>
          <table:table-cell table:style-name="ce2" office:value-type="float" office:value="23" calcext:value-type="float">
            <text:p>23</text:p>
          </table:table-cell>
          <table:table-cell table:style-name="ce2"/>
          <table:table-cell table:number-columns-repeated="1018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/>
          <table:table-cell table:style-name="ce3" office:value-type="date" office:date-value="2019-01-06" calcext:value-type="date">
            <text:p>01/06/2019</text:p>
          </table:table-cell>
          <table:table-cell table:style-name="ce2" office:value-type="float" office:value="14" calcext:value-type="float">
            <text:p>14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3" office:value-type="date" office:date-value="2019-02-06" calcext:value-type="date">
            <text:p>02/06/2019</text:p>
          </table:table-cell>
          <table:table-cell table:style-name="ce2" office:value-type="float" office:value="23" calcext:value-type="float">
            <text:p>23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3" office:value-type="date" office:date-value="2019-03-06" calcext:value-type="date">
            <text:p>03/06/2019</text:p>
          </table:table-cell>
          <table:table-cell table:style-name="ce2" office:value-type="float" office:value="14" calcext:value-type="float">
            <text:p>14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3" office:value-type="date" office:date-value="2019-04-06" calcext:value-type="date">
            <text:p>04/06/2019</text:p>
          </table:table-cell>
          <table:table-cell table:style-name="ce2" office:value-type="float" office:value="28" calcext:value-type="float">
            <text:p>28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week total</text:p>
          </table:table-cell>
          <table:table-cell table:style-name="ce3"/>
          <table:table-cell table:style-name="ce2" table:formula="of:=SUM([.E141:.E147])" office:value-type="float" office:value="129" calcext:value-type="float">
            <text:p>129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1" office:value-type="float" office:value="22" calcext:value-type="float">
            <text:p>22</text:p>
          </table:table-cell>
          <table:table-cell table:style-name="ce3" office:value-type="date" office:date-value="2019-05-06" calcext:value-type="date">
            <text:p>05/06/2019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3" office:value-type="date" office:date-value="2019-06-06" calcext:value-type="date">
            <text:p>06/06/2019</text:p>
          </table:table-cell>
          <table:table-cell table:style-name="ce2" office:value-type="float" office:value="39" calcext:value-type="float">
            <text:p>39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3" office:value-type="date" office:date-value="2019-07-06" calcext:value-type="date">
            <text:p>07/06/2019</text:p>
          </table:table-cell>
          <table:table-cell table:style-name="ce2" office:value-type="float" office:value="23" calcext:value-type="float">
            <text:p>23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3" office:value-type="date" office:date-value="2019-08-06" calcext:value-type="date">
            <text:p>08/06/2019</text:p>
          </table:table-cell>
          <table:table-cell table:style-name="ce2" office:value-type="float" office:value="27" calcext:value-type="float">
            <text:p>27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3" office:value-type="date" office:date-value="2019-09-06" calcext:value-type="date">
            <text:p>09/06/2019</text:p>
          </table:table-cell>
          <table:table-cell table:style-name="ce2" office:value-type="float" office:value="14" calcext:value-type="float">
            <text:p>14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3" office:value-type="date" office:date-value="2019-10-06" calcext:value-type="date">
            <text:p>10/06/2019</text:p>
          </table:table-cell>
          <table:table-cell table:style-name="ce2" office:value-type="float" office:value="40" calcext:value-type="float">
            <text:p>40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3" office:value-type="date" office:date-value="2019-11-06" calcext:value-type="date">
            <text:p>11/06/2019</text:p>
          </table:table-cell>
          <table:table-cell table:style-name="ce2" office:value-type="float" office:value="37" calcext:value-type="float">
            <text:p>37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week total</text:p>
          </table:table-cell>
          <table:table-cell table:style-name="ce3"/>
          <table:table-cell table:style-name="ce2" table:formula="of:=SUM([.E149:.E155])" office:value-type="float" office:value="186" calcext:value-type="float">
            <text:p>186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1" office:value-type="float" office:value="23" calcext:value-type="float">
            <text:p>2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2" table:number-columns-repeated="3"/>
          <table:table-cell table:number-columns-repeated="1018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/>
          <table:table-cell table:style-name="ce4" office:value-type="date" office:date-value="2018-10-10" calcext:value-type="date">
            <text:p>10/10/2018</text:p>
          </table:table-cell>
          <table:table-cell table:style-name="ce2" office:value-type="float" office:value="12" calcext:value-type="float">
            <text:p>12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date" office:date-value="2018-11-10" calcext:value-type="date">
            <text:p>11/10/201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4" office:value-type="date" office:date-value="2018-12-10" calcext:value-type="date">
            <text:p>12/10/2018</text:p>
          </table:table-cell>
          <table:table-cell table:style-name="ce2" office:value-type="float" office:value="8" calcext:value-type="float">
            <text:p>8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13/10/2018</text:p>
          </table:table-cell>
          <table:table-cell table:style-name="ce2" office:value-type="float" office:value="7" calcext:value-type="float">
            <text:p>7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6" office:value-type="string" calcext:value-type="string">
            <text:p>14/10/2018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15/10/2018</text:p>
          </table:table-cell>
          <table:table-cell table:style-name="ce2" office:value-type="float" office:value="7" calcext:value-type="float">
            <text:p>7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16/10/2018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style-name="ce2" table:formula="of:=SUM([.E159:.E165])" office:value-type="float" office:value="42" calcext:value-type="float">
            <text:p>42</text:p>
          </table:table-cell>
          <table:table-cell table:style-name="ce2"/>
          <table:table-cell table:number-columns-repeated="1018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week total</text:p>
          </table:table-cell>
          <table:table-cell table:style-name="ce2" office:value-type="string" calcext:value-type="string">
            <text:p>17/10/201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18/10/2018</text:p>
          </table:table-cell>
          <table:table-cell table:style-name="ce2" office:value-type="float" office:value="12" calcext:value-type="float">
            <text:p>12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19/10/2018</text:p>
          </table:table-cell>
          <table:table-cell table:style-name="ce2" office:value-type="float" office:value="7" calcext:value-type="float">
            <text:p>7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24/10/20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30/10/2018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31/10/2018</text:p>
          </table:table-cell>
          <table:table-cell table:style-name="ce2" office:value-type="float" office:value="9" calcext:value-type="float">
            <text:p>9</text:p>
          </table:table-cell>
          <table:table-cell table:style-name="ce2"/>
          <table:table-cell table:number-columns-repeated="1018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/>
          <table:table-cell table:style-name="ce4" office:value-type="date" office:date-value="2018-01-11" calcext:value-type="date">
            <text:p>1/11/2018</text:p>
          </table:table-cell>
          <table:table-cell table:style-name="ce2" office:value-type="float" office:value="7" calcext:value-type="float">
            <text:p>7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week total</text:p>
          </table:table-cell>
          <table:table-cell table:style-name="ce4"/>
          <table:table-cell table:style-name="ce2" table:formula="of:=SUM([.E167:.E173])" office:value-type="float" office:value="58" calcext:value-type="float">
            <text:p>58</text:p>
          </table:table-cell>
          <table:table-cell table:style-name="ce2" table:formula="of:=SUM([.F167:.F170])"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 office:value-type="date" office:date-value="2018-02-11" calcext:value-type="date">
            <text:p>2/11/2018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4" office:value-type="date" office:date-value="2018-03-11" calcext:value-type="date">
            <text:p>3/11/2018</text:p>
          </table:table-cell>
          <table:table-cell table:style-name="ce2" office:value-type="float" office:value="8" calcext:value-type="float">
            <text:p>8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4" office:value-type="date" office:date-value="2018-04-11" calcext:value-type="date">
            <text:p>4/11/201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15" calcext:value-type="float">
            <text:p>0.15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 office:value-type="date" office:date-value="2018-05-11" calcext:value-type="date">
            <text:p>5/11/2018</text:p>
          </table:table-cell>
          <table:table-cell table:style-name="ce2" office:value-type="float" office:value="9" calcext:value-type="float">
            <text:p>9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4" office:value-type="date" office:date-value="2018-07-11" calcext:value-type="date">
            <text:p>7/11/201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 office:value-type="date" office:date-value="2018-08-11" calcext:value-type="date">
            <text:p>8/11/2018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4" office:value-type="date" office:date-value="2018-09-11" calcext:value-type="date">
            <text:p>9/11/2018</text:p>
          </table:table-cell>
          <table:table-cell table:style-name="ce2" office:value-type="float" office:value="8.6" calcext:value-type="float">
            <text:p>8.6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week total</text:p>
          </table:table-cell>
          <table:table-cell table:style-name="ce4"/>
          <table:table-cell table:style-name="ce2" table:formula="of:=SUM([.E175:.E181])" office:value-type="float" office:value="63.6" calcext:value-type="float">
            <text:p>63.6</text:p>
          </table:table-cell>
          <table:table-cell table:style-name="ce2" table:formula="of:=SUM([.F177:.F179])" office:value-type="float" office:value="0.65" calcext:value-type="float">
            <text:p>0.65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 office:value-type="date" office:date-value="2018-10-11" calcext:value-type="date">
            <text:p>10/11/201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 office:value-type="date" office:date-value="2018-11-11" calcext:value-type="date">
            <text:p>11/11/2018</text:p>
          </table:table-cell>
          <table:table-cell table:style-name="ce2" office:value-type="float" office:value="18" calcext:value-type="float">
            <text:p>18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20/11/201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21/11/201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22/11/201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23/11/2018</text:p>
          </table:table-cell>
          <table:table-cell table:style-name="ce2" office:value-type="float" office:value="18" calcext:value-type="float">
            <text:p>18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24/11/2018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week total</text:p>
          </table:table-cell>
          <table:table-cell table:style-name="ce2"/>
          <table:table-cell table:style-name="ce2" table:formula="of:=SUM([.E183:.E189])" office:value-type="float" office:value="79" calcext:value-type="float">
            <text:p>79</text:p>
          </table:table-cell>
          <table:table-cell table:style-name="ce2" table:formula="of:=SUM([.F183:.F187])"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26/11/2018</text:p>
          </table:table-cell>
          <table:table-cell table:style-name="ce2" office:value-type="float" office:value="17" calcext:value-type="float">
            <text:p>17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27/11/2018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28/11/2018</text:p>
          </table:table-cell>
          <table:table-cell table:style-name="ce2" office:value-type="float" office:value="12" calcext:value-type="float">
            <text:p>12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29/11/201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30/11/201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/>
          <table:table-cell table:style-name="ce4" office:value-type="date" office:date-value="2018-01-12" calcext:value-type="date">
            <text:p>1/12/2018</text:p>
          </table:table-cell>
          <table:table-cell table:style-name="ce2" office:value-type="float" office:value="7" calcext:value-type="float">
            <text:p>7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4" office:value-type="date" office:date-value="2018-05-12" calcext:value-type="date">
            <text:p>5/12/2018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week total</text:p>
          </table:table-cell>
          <table:table-cell table:style-name="ce5"/>
          <table:table-cell table:style-name="ce2" table:formula="of:=SUM([.E191:.E197])" office:value-type="float" office:value="76.8" calcext:value-type="float">
            <text:p>76.8</text:p>
          </table:table-cell>
          <table:table-cell table:style-name="ce2" table:formula="of:=SUM([.F194:.F197])" office:value-type="float" office:value="1.6" calcext:value-type="float">
            <text:p>1.6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date" office:date-value="2018-07-12" calcext:value-type="date">
            <text:p>7/12/2018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 office:value-type="date" office:date-value="2018-08-12" calcext:value-type="date">
            <text:p>8/12/2018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 office:value-type="date" office:date-value="2018-09-12" calcext:value-type="date">
            <text:p>9/12/201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 office:value-type="date" office:date-value="2018-12-12" calcext:value-type="date">
            <text:p>12/12/2018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13/12/2018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16/12/2018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18/12/20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week total</text:p>
          </table:table-cell>
          <table:table-cell table:style-name="ce2"/>
          <table:table-cell table:style-name="ce2" table:formula="of:=SUM([.E199:.E205])" office:value-type="float" office:value="83.5" calcext:value-type="float">
            <text:p>83.5</text:p>
          </table:table-cell>
          <table:table-cell table:style-name="ce2" table:formula="of:=SUM([.F199:.F205])" office:value-type="float" office:value="2.75" calcext:value-type="float">
            <text:p>2.75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19/12/2018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20/12/201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21/12/201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22/12/2018</text:p>
          </table:table-cell>
          <table:table-cell table:style-name="ce2" office:value-type="float" office:value="8" calcext:value-type="float">
            <text:p>8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23/12/2018</text:p>
          </table:table-cell>
          <table:table-cell table:style-name="ce2" office:value-type="float" office:value="9" calcext:value-type="float">
            <text:p>9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table:style-name="ce6" office:value-type="string" calcext:value-type="string">
            <text:p>24/12/2018</text:p>
          </table:table-cell>
          <table:table-cell table:style-name="ce2" office:value-type="float" office:value="11" calcext:value-type="float">
            <text:p>11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week total</text:p>
          </table:table-cell>
          <table:table-cell table:style-name="ce2"/>
          <table:table-cell table:style-name="ce2" table:formula="of:=SUM([.E207:.E212])" office:value-type="float" office:value="55" calcext:value-type="float">
            <text:p>55</text:p>
          </table:table-cell>
          <table:table-cell table:formula="of:=SUM([.F207:.F210])" office:value-type="float" office:value="0.2" calcext:value-type="float">
            <text:p>0.2</text:p>
          </table:table-cell>
          <table:table-cell table:number-columns-repeated="1018"/>
        </table:table-row>
        <table:table-row table:style-name="ro2" table:number-rows-repeated="10483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31" meta:object-count="0"/>
    <meta:generator>LibreOfficeDev/6.0.5.2$Linux_X86_64 LibreOffice_project/</meta:generator>
  </office:meta>
</office:document-meta>
</file>